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Heading_20_1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style:font-name-complex="Arial1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PMT – <text:span text:style-name="T1">Indexed Pattern Matching Tool</text:span> </text:p>
      <text:p text:style-name="Standard"/>
      <text:p text:style-name="Standard"><text:span text:style-name="T2">Nome da ferramenta: IPMT</text:span></text:p>
      <text:p text:style-name="P1"/>
      <text:p text:style-name="Standard"><text:span text:style-name="T2">Grupo: Danilo Neves Ribeiro (dnr2)</text:span></text:p>
      <text:p text:style-name="Standard"><text:span text:style-name="T2"><text:tab/> Vitor Hugo Antero de Melo (vham)</text:span></text:p>
      <text:p text:style-name="Standard"/>
      <text:h text:style-name="Heading_20_1" text:outline-level="1">Descrição do funcionamento da ferramenta</text:h>
      <text:p text:style-name="Standard"/>
      <text:p text:style-name="Standard">A ferramenta IPMT foi desenvolvida utilizando a linguagem de programação C++. Implementamos os seguintes algoritmos estudados em sala de aula que serão separados em duas categorias:</text:p>
      <text:p text:style-name="Standard"/>
      <text:p text:style-name="P2">Algoritmo de indexação:</text:p>
      <text:h text:style-name="Heading_20_2" text:outline-level="2">Árvore de Sufixos (Ukkonen)</text:h>
      <text:p text:style-name="Standard"/>
      <text:p text:style-name="Standard">As árvores de sufixo, baseada no algoritmo de Ukkonen [1] como vistas em sala, são mais eficientes na complexidade de tempo para construção de índices. Utilizamos esta opção para fazer a indexação do texto e ela se mostrou eficiente. Em [2] há um detalhamento da construção da árvore, e nosso algoritmo foi baseado neste site.</text:p>
      <text:p text:style-name="Standard"/>
      <text:p text:style-name="P2">Algoritmo de compressão/descompressão:</text:p>
      <text:h text:style-name="Heading_20_2" text:outline-level="2">LZW</text:h>
      <text:p text:style-name="Standard"/>
      <text:p text:style-name="Standard">Para realizar a compressão e descompressão dos arquivos e das estruturas de dados, utilizamos o algoritmo de Lempel-Ziv-Welch (LZW), que é comumente utilizado em compressão de arquivos GIF. <text:span text:style-name="T5">Nós seguimos as dicas de implementação encontradas em [3]. Utilizamos a estrutura </text:span><text:span text:style-name="T4">map</text:span><text:span text:style-name="T5"> para o dicionário tanto na compressão quanto na descompressão.</text:span></text:p>
      <text:p text:style-name="Standard"/>
      <text:h text:style-name="Heading_20_1" text:outline-level="1">Detalhes de implementação </text:h>
      <text:p text:style-name="Standard"/>
      <text:p text:style-name="Standard">Os arquivos de entrada são carregados completos na memória, em uma única string. Decidimos utilizar essa estratégia pois é necessário varrer a string de entrada para criar a árvore de sufixo de uma única vez.</text:p>
      <text:p text:style-name="Standard">A implementação do projeto segue a estrutura descrita na especificação. Os arquivos do código fonte se encontram na pasta <text:span text:style-name="T3">src/</text:span>, descritos a seguir:</text:p>
      <text:h text:style-name="Heading_20_2" text:outline-level="2"><text:soft-page-break/></text:h>
      <text:h text:style-name="Heading_20_2" text:outline-level="2">ipmt.cpp</text:h>
      <text:p text:style-name="Standard"/>
      <text:p text:style-name="Standard">Este é o arquivo de interface com o usuário, ele importa um segundo arquivo que contém a implementação dos algoritmos, <text:span text:style-name="T4">ipmt</text:span><text:span text:style-name="T3">_algorithm.h</text:span>. Seus objetivos incluem imprimir a ajuda, fazer <text:span text:style-name="T3">parse</text:span> nos argumentos de entrada, lidar com <text:span text:style-name="T3">wildcards</text:span> etc. <text:span text:style-name="T5">Ele também verifica se a execução deve ser do tipo </text:span><text:span text:style-name="T4">index</text:span><text:span text:style-name="T5"> ou </text:span><text:span text:style-name="T4">search</text:span><text:span text:style-name="T5">, e chama as funções correspondentes</text:span>.</text:p>
      <text:h text:style-name="Heading_20_2" text:outline-level="2">ipmt_algorithm.h</text:h>
      <text:p text:style-name="Standard"/>
      <text:p text:style-name="Standard">Define algumas constantes e as assinaturas dos métodos que são implementados em <text:span text:style-name="T4">ipmt</text:span><text:span text:style-name="T3">_algorithm.cpp</text:span>.</text:p>
      <text:h text:style-name="Heading_20_2" text:outline-level="2">ipmt_algorithm.cpp</text:h>
      <text:p text:style-name="Standard"/>
      <text:p text:style-name="Standard">Este arquivo contém os algoritmos de compressão e descompressão, e a lógica que chama as funções para criar índices e executar buscas. Implementa as funções definidas em <text:span text:style-name="T4">ipmt</text:span><text:span text:style-name="T3">_algorithm.h</text:span>, onde as principais funções <text:span text:style-name="T5">são </text:span><text:span text:style-name="T4">ipmt_index_*()</text:span><text:span text:style-name="T5"> e </text:span><text:span text:style-name="T4">ipmt_search()</text:span>, que servem de ligação entre a interface com o usuário (<text:span text:style-name="T4">ipmt</text:span><text:span text:style-name="T3">.cpp</text:span>) e suas funções.</text:p>
      <text:h text:style-name="Heading_20_2" text:outline-level="2">SuffixTree.cpp</text:h>
      <text:p text:style-name="Standard"/>
      <text:p text:style-name="Standard">Por questões de organização foi decidido criar uma estrutura para comportar todas as variáveis que definem a árvore de sufixos, bem como funções e variáveis que ajudam a construí-la. Caso essa estrutura não fosse criada seria necessário passar várias estruturas e <text:span text:style-name="T3">arrays</text:span> por parâmetro, ou fazer tudo em um único método, o que avaliamos inadequado. <text:s/>A estrutura da arvore foi representada por um array de arestas, já que desta forma seria mais direto a codificação e descodificação. Além disso foi utilizado a estrutura map de c++ para mapear quais as arestas que saiam de um determinado nó, considerando um determinado caractere (esta estrutura é faz busca em tempo logarítmico, talvez usar um hashmap aumentaria a parformance). Para serializar a arvore criamos uma string, onde o primeiro inteiro representa o numero de nós na arvore, e os demais n-1 inteiros representam as arestas (com informação do no inicial, no final label da aresta).</text:p>
      <text:h text:style-name="Heading_20_1" text:outline-level="1">Bugs e lim<text:bookmark text:name="_GoBack"/>itações</text:h>
      <text:p text:style-name="Standard"/>
      <text:p text:style-name="Standard">Observamos que para muitos arquivos pequenos a compressão fica maior do que o arquivo original. Isso ocorre devido à baixa quantidade de padrões repetidos. Outra limitação ocorre no tamanho do dicionário não ser limitado, o que pode causar estouro de pilha dependendo do tamanho da entrada e da memória disponível durante a execução.</text:p>
      <text:p text:style-name="Standard">Outro bug foi que quando compilado no Linux a árvore joga um exceção na hora de dar free na memoria alocada. Este erro não ocorre no Windows (sistema operacional que utilizamos para fazer o código). Para solucionar o problema tivemos que forçar o encerramento <text:soft-page-break/>do programa. Isso não afeta o resultado final, contudo não é possível indexar mais de um arquivo de texto na mesma execução.</text:p>
      <text:p text:style-name="Standard"/>
      <text:h text:style-name="P4" text:outline-level="1">Referências</text:h>
      <text:p text:style-name="P3"/>
      <text:p text:style-name="P3">[1] - E. Ukkonen. On-line construction of suffix trees. Algorithmica, 14(3):249-260, September 1995. </text:p>
      <text:p text:style-name="P3">[2] - http://marknelson.us/1996/08/01/suffix-trees/</text:p>
      <text:p text:style-name="P3">[3] - https://www.cs.duke.edu/csed/curious/compression/lzw.htm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letter-kerning="true" style:font-size-asian="11pt" style:language-asian="pt" style:country-asian="BR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text-align="justify" style:justify-single-word="false" fo:orphans="2" fo:widows="2" fo:text-indent="0.5in" style:auto-text-indent="fals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39in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No_20_Spacing" style:display-name="No Spacing" style:family="paragraph" style:default-outline-level="">
      <style:paragraph-properties fo:line-height="100%" fo:orphans="2" fo:widows="2" style:writing-mode="lr-tb"/>
      <style:text-properties style:use-window-font-color="true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TPF PCC 2014.2.docx</dc:title>
    <meta:initial-creator>Vitor</meta:initial-creator>
    <dc:creator>Vitor Melo</dc:creator>
    <meta:editing-cycles>77</meta:editing-cycles>
    <meta:print-date>2014-12-01T01:29:00</meta:print-date>
    <meta:creation-date>2014-12-01T00:46:00</meta:creation-date>
    <dc:date>2015-02-23T00:05:11</dc:date>
    <meta:editing-duration>PT2H6M15S</meta:editing-duration>
    <meta:generator>LibreOffice/3.5$Linux_X86_64 LibreOffice_project/350m1$Build-2</meta:generator>
    <meta:document-statistic meta:table-count="0" meta:image-count="0" meta:object-count="0" meta:page-count="3" meta:paragraph-count="30" meta:word-count="645" meta:character-count="4218" meta:non-whitespace-character-count="35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